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f5478" officeooo:paragraph-rsid="000f5478"/>
    </style:style>
    <style:style style:name="P2" style:family="paragraph" style:parent-style-name="Standard">
      <style:text-properties fo:color="#ff3333" officeooo:rsid="000f5478" officeooo:paragraph-rsid="000f5478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f5478" officeooo:paragraph-rsid="000f5478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RF Cluster, octave submission test</text:p>
      <text:p text:style-name="P1"/>
      <text:p text:style-name="P1"/>
      <text:p text:style-name="P1">&gt; make_oar_octave easy_test</text:p>
      <text:p text:style-name="P1"/>
      <text:p text:style-name="P2">Usage: make_oar_octave &lt;data set name&gt; &lt;#-of volumes&gt; [&lt;#-of subvolume&gt;]</text:p>
      <text:p text:style-name="P2"><text:s text:c="7"/>default setting: Asking for OAR nodes with &gt;= 8GB memory</text:p>
      <text:p text:style-name="P2"/>
      <text:p text:style-name="P2">The name of the data set must correspond to your octave file:</text:p>
      <text:p text:style-name="P2"><text:s text:c="2"/>--&gt; Checking for &lt;data set name&gt;.m is done!</text:p>
      <text:p text:style-name="P2"/>
      <text:p text:style-name="P2">Example: make_oar_octave ht_28680_2new_ 1503</text:p>
      <text:p text:style-name="P2"><text:s text:c="9"/>The data files 28680_2new_0000.edf to 28680_2new_1503.edf </text:p>
      <text:p text:style-name="P2"><text:s text:c="9"/>will be analysed by one process.</text:p>
      <text:p text:style-name="P2"/>
      <text:p text:style-name="P2">Example: make_oar_octave ht_28680_2new_ 1503 51</text:p>
      <text:p text:style-name="P2"><text:s text:c="9"/>The data files 28680_2new_0000.edf to 28680_2new_1503.edf </text:p>
      <text:p text:style-name="P2"><text:s text:c="9"/>will be analysed in parallel by packets of 51 data file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5:16:58.198838731</meta:creation-date>
    <dc:date>2017-05-02T18:05:52.429967148</dc:date>
    <meta:editing-duration>PT2H38M44S</meta:editing-duration>
    <meta:editing-cycles>1</meta:editing-cycles>
    <meta:document-statistic meta:table-count="0" meta:image-count="0" meta:object-count="0" meta:page-count="1" meta:paragraph-count="12" meta:word-count="86" meta:character-count="636" meta:non-whitespace-character-count="516"/>
    <meta:generator>LibreOffice/5.2.6.2$Linux_X86_64 LibreOffice_project/20$Build-2</meta:generator>
  </office:meta>
</office:document-meta>
</file>